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.</text:p>
      <text:p text:style-name="Standard">Najpierw trzeba skopiować pliki konfiguracyjne do katalogu domowego</text:p>
      <text:p text:style-name="Standard">cp /etc/skel/.bashrc .bashrc</text:p>
      <text:p text:style-name="Standard">cp /etc/skel/.profile .profile</text:p>
      <text:p text:style-name="Standard"/>
      <text:p text:style-name="Standard">vim .bashrc</text:p>
      <text:p text:style-name="Standard"/>
      <text:p text:style-name="Standard">Wpisanie <text:span text:style-name="Emphasis">export BLABLA="ala ma kota" do .bashrc</text:span></text:p>
      <text:p text:style-name="Standard"/>
      <text:p text:style-name="Standard">80017@st13-lab312:~$ echo $BLABLA</text:p>
      <text:p text:style-name="Standard">ala ma kota</text:p>
      <text:p text:style-name="Standard"/>
      <text:p text:style-name="Standard">4.</text:p>
      <text:p text:style-name="Standard">80017@st13-lab312:~$ mkdir A</text:p>
      <text:p text:style-name="Standard">80017@st13-lab312:~$ mkdir B</text:p>
      <text:p text:style-name="Standard">80017@st13-lab312:~$ cd A</text:p>
      <text:p text:style-name="Standard">80017@st13-lab312:~/A$ mkdir AA</text:p>
      <text:p text:style-name="Standard">80017@st13-lab312:~/A$ mkdir BB</text:p>
      <text:p text:style-name="Standard">80017@st13-lab312:~/A$ cd AA</text:p>
      <text:p text:style-name="Standard">80017@st13-lab312:~/A/AA$ mkdir AAA</text:p>
      <text:p text:style-name="Standard">80017@st13-lab312:~/A/AA$ mkdir BBB</text:p>
      <text:p text:style-name="Standard">80017@st13-lab312:~/A/AA$ cd ../../B</text:p>
      <text:p text:style-name="Standard">80017@st13-lab312:~/B$ mkdir CC</text:p>
      <text:p text:style-name="Standard">80017@st13-lab312:~/B$ cd</text:p>
      <text:p text:style-name="Standard">80017@st13-lab312:~$ cd A/AA/BBB</text:p>
      <text:p text:style-name="Standard">80017@st13-lab312:~/A/AA/BBB$ pwd</text:p>
      <text:p text:style-name="Standard">/home/80017/A/AA/BBB</text:p>
      <text:p text:style-name="Standard">80017@st13-lab312:~/A/AA/BBB$ cd ../../../B/CC</text:p>
      <text:p text:style-name="Standard">80017@st13-lab312:~/B/CC$ cd ../</text:p>
      <text:p text:style-name="Standard">80017@st13-lab312:~/B$ rmdir CC</text:p>
      <text:p text:style-name="Standard">80017@st13-lab312:~/B$ cd ../</text:p>
      <text:p text:style-name="Standard">80017@st13-lab312:~$ rm -rf A</text:p>
      <text:p text:style-name="Standard">80017@st13-lab312:~$ rm -rf B</text:p>
      <text:p text:style-name="Standard"/>
      <text:p text:style-name="Standard">6.</text:p>
      <text:p text:style-name="Standard">Zawartość pliku po wykonaniu ls &gt; plik.txt to wynik komendy ls:</text:p>
      <text:p text:style-name="Standard"/>
      <text:p text:style-name="Standard">Dokumenty</text:p>
      <text:p text:style-name="Standard">Muzyka</text:p>
      <text:p text:style-name="Standard">Obrazy</text:p>
      <text:p text:style-name="Standard">Pobrane</text:p>
      <text:p text:style-name="Standard">Publiczny</text:p>
      <text:p text:style-name="Standard">Pulpit</text:p>
      <text:p text:style-name="Standard">Szablony</text:p>
      <text:p text:style-name="Standard">Wideo</text:p>
      <text:p text:style-name="Standard">plik.txt</text:p>
      <text:p text:style-name="Standard">zad11</text:p>
      <text:p text:style-name="Standard">zad11.c</text:p>
      <text:p text:style-name="Standard"/>
      <text:p text:style-name="Standard">Rozmiar pliku: 87B</text:p>
      <text:p text:style-name="Standard">Po wykonaniu tej samej operacji z podwójnym przekierowaniem rozmiar to 174B (dwa razy większy – dopisano drugi raz wynik ls)</text:p>
      <text:p text:style-name="Standard"><text:soft-page-break/>Po wykonaniu jeszcze raz z pojedynczym przekierowaniem rozmiar to 87B (usunięto starą zawartość I zapisano wynik polecenia ls)</text:p>
      <text:p text:style-name="Standard"/>
      <text:p text:style-name="Standard"/>
      <text:p text:style-name="Standard">10.</text:p>
      <text:p text:style-name="Standard">80017@st13-lab312:~$ vim zad10.c</text:p>
      <text:p text:style-name="Standard">80017@st13-lab312:~$ gcc zad10.c -o zad10 -Wall</text:p>
      <text:p text:style-name="Standard">80017@st13-lab312:~$ ./zad10 <text:s/></text:p>
      <text:p text:style-name="Standard">Hello world!</text:p>
      <text:p text:style-name="Standard"/>
      <text:p text:style-name="Standard">11.</text:p>
      <text:p text:style-name="Standard">80017@st13-lab312:~$ vim zad11.c</text:p>
      <text:p text:style-name="Standard">80017@st13-lab312:~$ gcc zad11.c -o zad11 -Wall</text:p>
      <text:p text:style-name="Standard">80017@st13-lab312:~$ ./zad11 ala ma kota</text:p>
      <text:p text:style-name="Standard">kota</text:p>
      <text:p text:style-name="Standard">ma</text:p>
      <text:p text:style-name="Standard">ala</text:p>
      <text:p text:style-name="Standard">./zad11</text:p>
      <text:p text:style-name="Standard">80017@st13-lab312:~$ </text:p>
      <text:p text:style-name="Standard"/>
      <text:p text:style-name="Standard">12.</text:p>
      <text:p text:style-name="Standard">80017@st13-lab312:~$ vim zad12.c</text:p>
      <text:p text:style-name="Standard">80017@st13-lab312:~$ gcc zad12.c -o zad12 -Wall</text:p>
      <text:p text:style-name="Standard">80017@st13-lab312:~$ ./zad12</text:p>
      <text:p text:style-name="Standard">BLABLA=ala ma kota</text:p>
      <text:p text:style-name="Standard">SSH_AGENT_PID=1879</text:p>
      <text:p text:style-name="Standard">GPG_AGENT_INFO=/tmp/keyring-nPBEcd/gpg:0:1</text:p>
      <text:p text:style-name="Standard">SHELL=/bin/bash</text:p>
      <text:p text:style-name="Standard">TERM=xterm</text:p>
      <text:p text:style-name="Standard">XDG_SESSION_COOKIE=85b7a87e963d59f707d5bf5400000009-1444655890.414544-1707643136</text:p>
      <text:p text:style-name="Standard">WINDOWID=52436390</text:p>
      <text:p text:style-name="Standard">GNOME_KEYRING_CONTROL=/tmp/keyring-nPBEcd</text:p>
      <text:p text:style-name="Standard">USER=80017</text:p>
      <text:p text:style-name="Standard">LS_COLORS=rs=0:di=01;34:ln=01;36:mh=00:pi=40;33:so=01;35:do=01;35:bd=40;33;01:cd=40;33;01:or=40;31;01:su=37;41:sg=30;43:ca=30;41:tw=30;42:ow=34;42:st=37;44:ex=01;32:*.tar=01;31:*.tgz=01;31:*.arj=01;31:*.taz=01;31:*.lzh=01;31:*.lzma=01;31:*.tlz=01;31:*.txz=01;31:*.zip=01;31:*.z=01;31:*.Z=01;31:*.dz=01;31:*.gz=01;31:*.lz=01;31:*.xz=01;31:*.bz2=01;31:*.bz=01;31:*.tbz=01;31:*.tbz2=01;31:*.tz=01;31:*.deb=01;31:*.rpm=01;31:*.jar=01;31:*.war=01;31:*.ear=01;31:*.sar=01;31:*.rar=01;31:*.ace=01;31:*.zoo=01;31:*.cpio=01;31:*.7z=01;31:*.rz=01;31:*.jpg=01;35:*.jpeg=01;35:*.gif=01;35:*.bmp=01;35:*.pbm=01;35:*.pgm=01;35:*.ppm=01;35:*.tga=01;35:*.xbm=01;35:*.xpm=01;35:*.tif=01;35:*.tiff=01;35:*.png=01;35:*.svg=01;35:*.svgz=01;35:*.mng=01;35:*.pcx=01;35:*.mov=01;35:*.mpg=01;35:*.mpeg=01;35:*.m2v=01;35:*.mkv=01;35:*.webm=01;35:*.ogm=01;35:*.mp4=01;35:*.m4v=01;35:*.mp4v=01;35:*.vob=01;35:*.qt=01;35:*.nuv=01;35:*.wmv=01;35:*.asf=01;35:*.rm=01;35:*.rmvb=01;35:*.flc=01;35:*.avi=01;35:*.fli=01;35:*.flv=01;35:*.gl=01;35:*.dl=01;35:*.xcf=01;35:*.xwd=01;35:*.yuv=01;35:*.cgm=01;35:*.emf=01;35:*.axv=01;35:*.anx=01;35:*.ogv=01;35:*.ogx=01;35:*.aac=00;36:*.au=00;36:*.flac=00;36:*.mid=00;36:*.midi=00;36:*.mka=00;36:*.mp3=00;36:*.mpc=00;36:*.ogg=00;36:*.ra=00;36:*.wav=00;36:*.axa=00;36:*.oga=00;36:*.spx=00;36:*.xspf=00;36:</text:p>
      <text:p text:style-name="Standard">XDG_SESSION_PATH=/org/freedesktop/DisplayManager/Session0</text:p>
      <text:p text:style-name="Standard">XDG_SEAT_PATH=/org/freedesktop/DisplayManager/Seat0</text:p>
      <text:p text:style-name="Standard">SSH_AUTH_SOCK=/tmp/keyring-nPBEcd/ssh</text:p>
      <text:p text:style-name="Standard"><text:soft-page-break/>DEFAULTS_PATH=/usr/share/gconf/ubuntu.default.path</text:p>
      <text:p text:style-name="Standard">SESSION_MANAGER=local/st13-lab312:@/tmp/.ICE-unix/1843,unix/st13-lab312:/tmp/.ICE-unix/1843</text:p>
      <text:p text:style-name="Standard">XDG_CONFIG_DIRS=/etc/xdg/xdg-ubuntu:/etc/xdg</text:p>
      <text:p text:style-name="Standard">PATH=/usr/lib/lightdm/lightdm:/usr/local/bin:/usr/bin:/bin</text:p>
      <text:p text:style-name="Standard">DESKTOP_SESSION=ubuntu</text:p>
      <text:p text:style-name="Standard">PWD=/home/80017</text:p>
      <text:p text:style-name="Standard">MANDATORY_PATH=/usr/share/gconf/ubuntu.mandatory.path</text:p>
      <text:p text:style-name="Standard">COMPIZ_CONFIG_PROFILE=ubuntu</text:p>
      <text:p text:style-name="Standard">UBUNTU_MENUPROXY=libappmenu.so</text:p>
      <text:p text:style-name="Standard">GDMSESSION=ubuntu</text:p>
      <text:p text:style-name="Standard">SHLVL=1</text:p>
      <text:p text:style-name="Standard">HOME=/home/80017</text:p>
      <text:p text:style-name="Standard">GNOME_DESKTOP_SESSION_ID=this-is-deprecated</text:p>
      <text:p text:style-name="Standard">LOGNAME=80017</text:p>
      <text:p text:style-name="Standard">XDG_DATA_DIRS=/usr/share/ubuntu:/usr/share/gnome:/usr/local/share/:/usr/share/</text:p>
      <text:p text:style-name="Standard">DBUS_SESSION_BUS_ADDRESS=unix:abstract=/tmp/dbus-mN4bF9Ocqo,guid=113826bfa55b278b850fc9da00000024</text:p>
      <text:p text:style-name="Standard">LESSOPEN=| /usr/bin/lesspipe %s</text:p>
      <text:p text:style-name="Standard">DISPLAY=:0</text:p>
      <text:p text:style-name="Standard">XDG_CURRENT_DESKTOP=Unity</text:p>
      <text:p text:style-name="Standard">LESSCLOSE=/usr/bin/lesspipe %s %s</text:p>
      <text:p text:style-name="Standard">XAUTHORITY=/home/80017/.Xauthority</text:p>
      <text:p text:style-name="Standard">COLORTERM=gnome-terminal</text:p>
      <text:p text:style-name="Standard">_=./zad12</text:p>
      <text:p text:style-name="Standard">OLDPWD=/home/80017/B</text:p>
      <text:p text:style-name="Standard"/>
      <text:p text:style-name="Standard">13.</text:p>
      <text:p text:style-name="Standard">80017@st13-lab312:~$ vim zad13.c</text:p>
      <text:p text:style-name="Standard">80017@st13-lab312:~$ gcc zad13.c -o zad13 -Wall</text:p>
      <text:p text:style-name="Standard">80017@st13-lab312:~$ ./zad13</text:p>
      <text:p text:style-name="Standard">pid procesu: 3001</text:p>
      <text:p text:style-name="Standard">pid procesu macierzystego:2613</text:p>
      <text:p text:style-name="Standard"/>
      <text:p text:style-name="Standard">Funkcja getpgrp() złuży do pobierania numeru grupy procesów, przykład:</text:p>
      <text:p text:style-name="Standard"/>
      <text:p text:style-name="Standard">80017@st13-lab312:~$ vim zad13_2.c</text:p>
      <text:p text:style-name="Standard">80017@st13-lab312:~$ gcc zad13_2.c -o zad13_2 -Wall</text:p>
      <text:p text:style-name="Standard">80017@st13-lab312:~$ ./zad13_2</text:p>
      <text:p text:style-name="Standard">getpgrp: 3059</text:p>
      <text:p text:style-name="Standard"/>
      <text:p text:style-name="Standard">Funkcja setgrp() złuży do zmiany numeru grupy procesów</text:p>
      <text:p text:style-name="Standard"/>
      <text:p text:style-name="Standard">14.</text:p>
      <text:p text:style-name="Standard">80017@st13-lab312:~$ vim zad14.c</text:p>
      <text:p text:style-name="Standard">80017@st13-lab312:~$ gcc zad14.c -o zad14 -Wall</text:p>
      <text:p text:style-name="Standard">80017@st13-lab312:~$ ./zad14</text:p>
      <text:p text:style-name="Standard">id uzytkownika: 57674115</text:p>
      <text:p text:style-name="Standard">id grupy: 57672193</text:p>
      <text:p text:style-name="Standard"/>
      <text:p text:style-name="Standard">Funkcja geteuid() zwraca efektywny identyfikator użytkownika</text:p>
      <text:p text:style-name="Standard">Funkcja getegid() zwraca efektywny identyfikator grupy</text:p>
      <text:p text:style-name="Standard"><text:soft-page-break/></text:p>
      <text:p text:style-name="Standard">80017@st13-lab312:~$ vim zad14_2.c</text:p>
      <text:p text:style-name="Standard">80017@st13-lab312:~$ gcc zad14_2.c -o zad14_2 -Wall</text:p>
      <text:p text:style-name="Standard">80017@st13-lab312:~$ ./zad14_2 <text:s/></text:p>
      <text:p text:style-name="Standard">efektywny id uzytkownika: 57674115</text:p>
      <text:p text:style-name="Standard">efektywny id grupy: 57672193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il Piec</meta:initial-creator>
    <meta:creation-date>2015-10-12T15:23:18</meta:creation-date>
    <dc:date>2015-10-12T16:51:09</dc:date>
    <dc:creator>Kamil Piec</dc:creator>
    <meta:editing-duration>PT26M51S</meta:editing-duration>
    <meta:editing-cycles>1</meta:editing-cycles>
    <meta:document-statistic meta:table-count="0" meta:image-count="0" meta:object-count="0" meta:page-count="4" meta:paragraph-count="125" meta:word-count="339" meta:character-count="5163" meta:non-whitespace-character-count="4838"/>
    <meta:generator>LibreOffice/3.5$Linux_X86_64 LibreOffice_project/350m1$Build-2</meta:generator>
  </office:meta>
</office:document-meta>
</file>